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 style:font-adornments="標準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Pゴシック1" svg:font-family="'VL Pゴシック'" style:font-family-generic="system" style:font-pitch="variable"/>
    <style:font-face style:name="VL Pゴシック2" svg:font-family="'VL Pゴシック'" style:font-adornments="標準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right" draw:textarea-vertical-align="bottom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top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9cm" fo:min-width="2.719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5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cm"/>
    </style:style>
    <style:style style:name="gr12" style:family="graphic" style:parent-style-name="objectwithoutfill">
      <style:graphic-properties draw:stroke="solid" draw:stroke-dash="Fine_20_Dashed" svg:stroke-color="#808080" draw:marker-end="" draw:marker-end-width="0.5cm" draw:fill="none" draw:textarea-vertical-align="middle"/>
    </style:style>
    <style:style style:name="gr13" style:family="graphic" style:parent-style-name="standard">
      <style:graphic-properties svg:stroke-color="#808080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Comic Sans MS2" fo:font-size="19pt" fo:font-style="normal" fo:font-weight="normal" style:font-size-asian="20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2" fo:font-size="19pt" fo:font-style="normal" fo:font-weight="normal" style:font-size-asian="20pt" style:font-size-complex="18pt"/>
    </style:style>
    <style:style style:name="P4" style:family="paragraph">
      <style:paragraph-properties fo:text-align="center"/>
      <style:text-properties fo:color="#000000" style:font-name="Comic Sans MS2" fo:font-size="19pt" fo:font-style="normal" fo:font-weight="normal" style:font-size-asian="20pt" style:font-size-complex="18pt"/>
    </style:style>
    <style:style style:name="P5" style:family="paragraph">
      <style:paragraph-properties fo:text-align="center"/>
      <style:text-properties fo:color="#808080" style:font-name="Comic Sans MS2" fo:font-size="19pt" fo:font-style="normal" fo:font-weight="normal" style:font-size-asian="20pt" style:font-size-complex="18pt"/>
    </style:style>
    <style:style style:name="T1" style:family="text">
      <style:text-properties style:font-name="Comic Sans MS2" fo:font-size="19pt" fo:font-style="normal" fo:font-weight="normal" style:font-size-asian="20pt" style:font-size-complex="18pt"/>
    </style:style>
    <style:style style:name="T2" style:family="text">
      <style:text-properties fo:color="#000000" style:font-name="Comic Sans MS2" fo:font-size="19pt" fo:font-style="normal" fo:font-weight="normal" style:font-size-asian="20pt" style:font-size-complex="18pt"/>
    </style:style>
    <style:style style:name="T3" style:family="text">
      <style:text-properties fo:color="#808080" style:font-name="Comic Sans MS2" fo:font-size="19pt" fo:font-style="normal" fo:font-weight="normal" style:font-size-asian="2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7" draw:id="id7" draw:layer="layout" svg:width="1.222cm" svg:height="1.256cm" svg:x="15.6cm" svg:y="7.04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9.8cm" svg:height="2.1cm" svg:x="1.6cm" svg:y="1.3cm">
          <text:p/>
          <draw:enhanced-geometry svg:viewBox="0 0 21600 21600" draw:text-areas="0 ?f0 ?f5 ?f2" draw:type="right-arrow" draw:modifiers="19205.0292268667 5304.902427415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9.4cm" svg:height="4cm" svg:x="1.8cm" svg:y="13.5cm">
          <text:p text:style-name="P2"><text:span text:style-name="T1">jhc run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.3cm" svg:y1="10.6cm" svg:x2="31.504cm" svg:y2="10.6cm">
          <text:p/>
        </draw:line>
        <draw:custom-shape draw:style-name="gr5" draw:text-style-name="P1" draw:layer="layout" svg:width="5.7cm" svg:height="6.1cm" svg:x="4.4cm" svg:y="2.7cm">
          <text:p text:style-name="P2"><text:span text:style-name="T1">Context</text:span></text:p>
          <text:p text:style-name="P2"><text:span text:style-name="T1">(1. create)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39cm" svg:height="1.183cm" svg:x="7.31cm" svg:y="9.3cm">
          <draw:text-box>
            <text:p><text:span text:style-name="T1">assign</text:span></text:p>
          </draw:text-box>
        </draw:frame>
        <draw:custom-shape draw:style-name="gr5" draw:text-style-name="P1" draw:layer="layout" svg:width="5.4cm" svg:height="6.1cm" svg:x="13.5cm" svg:y="2.7cm">
          <text:p text:style-name="P2"><text:span text:style-name="T1">Context</text:span></text:p>
          <text:p text:style-name="P2"><text:span text:style-name="T1">(2. running)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4cm" svg:height="1.4cm" svg:x="14cm" svg:y="5.1cm">
          <text:p text:style-name="P2"><text:span text:style-name="T1">GC 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4cm" svg:height="6.1cm" svg:x="22.4cm" svg:y="2.7cm">
          <text:p text:style-name="P2"><text:span text:style-name="T1">Context</text:span></text:p>
          <text:p text:style-name="P2"><text:span text:style-name="T1">(3. exit)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219cm" svg:height="1.349cm" svg:x="1.7cm" svg:y="10.751cm">
          <draw:text-box>
            <text:p><text:span text:style-name="T1">Runtime</text:span></text:p>
          </draw:text-box>
        </draw:frame>
        <draw:frame draw:style-name="gr6" draw:text-style-name="P3" draw:layer="layout" svg:width="3.084cm" svg:height="1.183cm" svg:x="1.663cm" svg:y="9.3cm">
          <draw:text-box>
            <text:p><text:span text:style-name="T1">Mutator</text:span></text:p>
          </draw:text-box>
        </draw:frame>
        <draw:custom-shape draw:style-name="gr9" draw:text-style-name="P4" xml:id="id2" draw:id="id2" draw:layer="layout" svg:width="3.8cm" svg:height="1.41cm" svg:x="19.6cm" svg:y="15.3cm">
          <text:p text:style-name="P2"><text:span text:style-name="T2">GC he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18.1cm" svg:y1="16cm" svg:x2="19.6cm" svg:y2="16.005cm" draw:start-shape="id1" draw:end-shape="id2" draw:end-glue-point="3" svg:d="M18100 16000c1125 0 375 5 1500 5" svg:viewBox="0 0 1501 6">
          <text:p/>
        </draw:connector>
        <draw:frame draw:style-name="gr11" draw:text-style-name="P3" draw:layer="layout" svg:width="3.512cm" svg:height="1.237cm" svg:x="16.388cm" svg:y="9.3cm">
          <draw:text-box>
            <text:p><text:span text:style-name="T1">construct</text:span></text:p>
          </draw:text-box>
        </draw:frame>
        <draw:custom-shape draw:style-name="gr7" draw:text-style-name="P1" xml:id="id3" draw:id="id3" draw:layer="layout" svg:width="3.8cm" svg:height="1.4cm" svg:x="14.3cm" svg:y="12.6cm">
          <text:p text:style-name="P2"><text:span text:style-name="T1">s_alloc()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" draw:id="id1" draw:layer="layout" svg:width="3.8cm" svg:height="1.4cm" svg:x="14.3cm" svg:y="15.3cm">
          <text:p text:style-name="P2"><text:span text:style-name="T1">malloc()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4" draw:id="id4" draw:layer="layout" svg:width="5.365cm" svg:height="2.3cm" svg:x="18.835cm" svg:y="12.1cm">
          <text:p text:style-name="P2"><text:span text:style-name="T1">Global variable:</text:span></text:p>
          <text:p text:style-name="P2"><text:span text:style-name="T1">aren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16.2cm" svg:y1="14cm" svg:x2="16.2cm" svg:y2="15.3cm" draw:start-shape="id3" draw:start-glue-point="2" draw:end-shape="id1" draw:end-glue-point="0" svg:d="M16200 14000v1300" svg:viewBox="0 0 1 1301">
          <text:p/>
        </draw:connector>
        <draw:connector draw:style-name="gr12" draw:text-style-name="P1" draw:layer="layout" draw:type="curve" svg:x1="21.517cm" svg:y1="14.4cm" svg:x2="21.5cm" svg:y2="15.3cm" draw:start-shape="id4" draw:start-glue-point="2" draw:end-shape="id2" draw:end-glue-point="0" svg:d="M21517 14400c0 676-17 227-17 900" svg:viewBox="0 0 18 901">
          <text:p/>
        </draw:connector>
        <draw:custom-shape draw:style-name="gr13" draw:text-style-name="P5" xml:id="id5" draw:id="id5" draw:layer="layout" svg:width="4.4cm" svg:height="1.4cm" svg:x="5cm" svg:y="15.3cm">
          <text:p text:style-name="P2"><text:span text:style-name="T3">GC 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7.2cm" svg:y1="15.3cm" svg:x2="7.2cm" svg:y2="6.5cm" draw:start-shape="id5" draw:end-shape="id6" draw:end-glue-point="2" svg:d="M7200 15300v-8800" svg:viewBox="0 0 1 8801">
          <text:p/>
        </draw:connector>
        <draw:custom-shape draw:style-name="gr7" draw:text-style-name="P1" xml:id="id6" draw:id="id6" draw:layer="layout" svg:width="4.4cm" svg:height="1.4cm" svg:x="5cm" svg:y="5.1cm">
          <text:p text:style-name="P2"><text:span text:style-name="T1">GC 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265cm" svg:height="2.3cm" svg:x="4.535cm" svg:y="12.1cm">
          <text:p text:style-name="P2"><text:span text:style-name="T1">Global variable:</text:span></text:p>
          <text:p text:style-name="P2"><text:span text:style-name="T1">saved_gc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16.211cm" svg:y1="8.3cm" svg:x2="16.2cm" svg:y2="12.6cm" draw:start-shape="id7" draw:start-glue-point="2" draw:end-shape="id3" draw:end-glue-point="0" svg:d="M16211 8300c0 3187-11 1038-11 4300" svg:viewBox="0 0 12 4301">
          <text:p/>
        </draw:connector>
        <draw:custom-shape draw:style-name="gr13" draw:text-style-name="P5" draw:layer="layout" svg:width="4.4cm" svg:height="1.4cm" svg:x="22.9cm" svg:y="5.1cm">
          <text:p text:style-name="P2"><text:span text:style-name="T3">GC 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L Pゴシック" svg:font-family="'VL Pゴシック'" style:font-adornments="標準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Pゴシック1" svg:font-family="'VL Pゴシック'" style:font-family-generic="system" style:font-pitch="variable"/>
    <style:font-face style:name="VL Pゴシック2" svg:font-family="'VL Pゴシック'" style:font-adornments="標準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mic Sans MS2" fo:font-family="'Comic Sans MS'" style:font-style-name="標準" style:font-family-generic="script" style:font-pitch="variable" fo:font-size="20pt" fo:font-style="normal" fo:text-shadow="none" style:text-underline-style="none" fo:font-weight="normal" style:letter-kerning="true" style:font-name-asian="VL Pゴシック" style:font-family-asian="'VL Pゴシック'" style:font-style-name-asian="標準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q_5f_draw" style:display-name="masterq_draw" style:family="graphic" style:parent-style-name="standard"/>
  </office:styles>
  <office:automatic-styles>
    <style:page-layout style:name="PM0">
      <style:page-layout-properties fo:margin-top="1cm" fo:margin-bottom="1cm" fo:margin-left="1cm" fo:margin-right="1cm" fo:page-width="33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04T14:17:04</meta:creation-date>
    <dc:date>2014-07-24T01:02:10.053673266</dc:date>
    <dc:creator>Okabe Kiwamu</dc:creator>
    <meta:editing-duration>PT3H22M33S</meta:editing-duration>
    <meta:editing-cycles>254</meta:editing-cycles>
    <meta:generator>LibreOffice/4.2.5.2$Linux_X86_64 LibreOffice_project/420m0$Build-2</meta:generator>
    <meta:document-statistic meta:object-count="25"/>
  </office:meta>
</office:document-meta>
</file>